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7pt" svg:height="254.83pt" svg:x="291.51pt" svg:y="18.03pt">
            <draw:object draw:notify-on-update-of-ranges="Sheet1.B2:Sheet1.B8 Sheet1.C2:Sheet1.C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5000" calcext:value-type="float">
            <text:p>5000</text:p>
          </table:table-cell>
          <table:table-cell table:formula="of:=LOG10([.C2])" office:value-type="float" office:value="3.69897000433602" calcext:value-type="float">
            <text:p>3.698970004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table:formula="of:=LOG10([.C3])" office:value-type="float" office:value="3.20411998265592" calcext:value-type="float">
            <text:p>3.204119982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formula="of:=LOG10([.C4])" office:value-type="float" office:value="2.69897000433602" calcext:value-type="float">
            <text:p>2.69897000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formula="of:=LOG10([.C5])" office:value-type="float" office:value="2.20411998265592" calcext:value-type="float">
            <text:p>2.2041199827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formula="of:=LOG10([.C6])" office:value-type="float" office:value="1.69897000433602" calcext:value-type="float">
            <text:p>1.69897000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LOG10([.C7])" office:value-type="float" office:value="1.20411998265592" calcext:value-type="float">
            <text:p>1.2041199827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LOG10([.C8])" office:value-type="float" office:value="0.698970004336019" calcext:value-type="float">
            <text:p>0.6989700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2:44:42.282097000</meta:creation-date>
    <dc:date>2017-08-19T12:37:03.296349000</dc:date>
    <meta:editing-duration>PT12H22M51S</meta:editing-duration>
    <meta:editing-cycles>1</meta:editing-cycles>
    <meta:document-statistic meta:table-count="1" meta:cell-count="21" meta:object-count="1"/>
    <meta:generator>LibreOffice/4.4.4.3$MacOSX_X86_64 LibreOffice_project/2c39ebcf046445232b798108aa8a7e7d89552ea8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1cm" xlink:href=".." xlink:type="simple" chart:class="chart:line" chart:style-name="ch1">
        <chart:legend chart:legend-position="end" svg:x="13.647cm" svg:y="3.964cm" style:legend-expansion="high" chart:style-name="ch2"/>
        <chart:plot-area chart:style-name="ch3" table:cell-range-address="Sheet1.B2:Sheet1.C8" svg:x="0.32cm" svg:y="0.179cm" svg:width="13.007cm" svg:height="8.633cm">
          <chartooo:coordinate-region svg:x="1.171cm" svg:y="0.37cm" svg:width="11.654cm" svg:height="7.8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class="chart:line">
            <chart:data-point chart:repeated="7"/>
          </chart:series>
          <chart:series chart:style-name="ch8" chart:values-cell-range-address="Sheet1.C2:Sheet1.C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B2:Sheet1.B8</svg:desc>
                </draw:g>
              </table:table-cell>
              <table:table-cell office:value-type="float" office:value="5000">
                <text:p>5000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